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f281" officeooo:paragraph-rsid="0004f281"/>
    </style:style>
    <style:style style:name="P2" style:family="paragraph" style:parent-style-name="Standard">
      <style:text-properties officeooo:rsid="0005cc03" officeooo:paragraph-rsid="0005cc03"/>
    </style:style>
    <style:style style:name="P3" style:family="paragraph" style:parent-style-name="Standard">
      <style:text-properties officeooo:rsid="0005dddc" officeooo:paragraph-rsid="0005dddc"/>
    </style:style>
    <style:style style:name="P4" style:family="paragraph" style:parent-style-name="Standard">
      <style:text-properties officeooo:rsid="00066e87" officeooo:paragraph-rsid="00066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Documents/</text:p>
      <text:p text:style-name="P1">cd M02</text:p>
      <text:p text:style-name="P1">mkdir MontePinar</text:p>
      <text:p text:style-name="P1">cd MontePinar/</text:p>
      <text:p text:style-name="P1">mkdir SeAvecina</text:p>
      <text:p text:style-name="P1">cd SeAvecina/</text:p>
      <text:p text:style-name="P1">mkdir Porteria Primero Segundo Tercero Atico</text:p>
      <text:p text:style-name="P1">cd Atico/</text:p>
      <text:p text:style-name="P1">mkdir AticoA AticoB</text:p>
      <text:p text:style-name="P1">cd ..</text:p>
      <text:p text:style-name="P1">cd Primero/</text:p>
      <text:p text:style-name="P1">mkdir PrimeroA PrimeroB</text:p>
      <text:p text:style-name="P1">cd ..</text:p>
      <text:p text:style-name="P1">cd Segundo/</text:p>
      <text:p text:style-name="P1">mkdir SegundoA SegundoB</text:p>
      <text:p text:style-name="P1">cd ..</text:p>
      <text:p text:style-name="P1">cd Tercero/</text:p>
      <text:p text:style-name="P1">mkdir TerceroA TerceroB</text:p>
      <text:p text:style-name="P1">cd ..</text:p>
      <text:p text:style-name="P1">cd Atico/</text:p>
      <text:p text:style-name="P1">touch portero</text:p>
      <text:p text:style-name="P1">cd ..</text:p>
      <text:p text:style-name="P1">cd Porteria/</text:p>
      <text:p text:style-name="P1">touch Policia1</text:p>
      <text:p text:style-name="P1">cd ..</text:p>
      <text:p text:style-name="P2">cd Primero</text:p>
      <text:p text:style-name="P2">cd PrimeroB</text:p>
      <text:p text:style-name="P2">touch Abuela Muebles</text:p>
      <text:p text:style-name="P2">cd ../..</text:p>
      <text:p text:style-name="P2">cd Segundo/</text:p>
      <text:p text:style-name="P2">cd SegundoA</text:p>
      <text:p text:style-name="P2">touch Soltero Perro</text:p>
      <text:p text:style-name="P2">cd ..</text:p>
      <text:p text:style-name="P2">cd SegundoB</text:p>
      <text:p text:style-name="P2">touch Alaska Mario</text:p>
      <text:p text:style-name="P2">cd ../..</text:p>
      <text:p text:style-name="P2">cd Tercero/</text:p>
      <text:p text:style-name="P2">cd TerceroB</text:p>
      <text:p text:style-name="P2">touch Cuesta</text:p>
      <text:p text:style-name="P2">cd ../..</text:p>
      <text:p text:style-name="P2">cd Atico</text:p>
      <text:p text:style-name="P2">cd AticoA</text:p>
      <text:p text:style-name="P2">touch Psicologa</text:p>
      <text:p text:style-name="P2">cd ..</text:p>
      <text:p text:style-name="P2">cd AticoB</text:p>
      <text:p text:style-name="P2">touch Jordi</text:p>
      <text:p text:style-name="P2"/>
      <text:p text:style-name="P2"/>
      <text:p text:style-name="P2"/>
      <text:p text:style-name="P2"><text:soft-page-break/>cd ../..</text:p>
      <text:p text:style-name="P2">cd Primero</text:p>
      <text:p text:style-name="P2">cd PrimeroB</text:p>
      <text:p text:style-name="P2">vi Muebles </text:p>
      <text:p text:style-name="P2">cd ../..</text:p>
      <text:p text:style-name="P2">mv Porteria/Policia1 Primero</text:p>
      <text:p text:style-name="P2">tree</text:p>
      <text:p text:style-name="P3">mv Atico/portero Porteria/</text:p>
      <text:p text:style-name="P3">cd Atico/</text:p>
      <text:p text:style-name="P3">mv ../Primero/Policia1 ../Primero/PrimeroB</text:p>
      <text:p text:style-name="P3">cp ../Primero/PrimeroB/Policia1 ../Primero/PrimeroB/Policia2</text:p>
      <text:p text:style-name="P3">touch ../Primero/PrimeroA/.ruido1</text:p>
      <text:p text:style-name="P3">touch AticoA/.ruido2</text:p>
      <text:p text:style-name="P4">mv ../Segundo/SegundoB/Mario ../Tercero/Tercer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1:44:50.777724246</meta:creation-date>
    <dc:date>2016-10-18T13:59:13.040455738</dc:date>
    <meta:editing-duration>PT23M41S</meta:editing-duration>
    <meta:editing-cycles>1</meta:editing-cycles>
    <meta:document-statistic meta:table-count="0" meta:image-count="0" meta:object-count="0" meta:page-count="2" meta:paragraph-count="60" meta:word-count="135" meta:character-count="878" meta:non-whitespace-character-count="802"/>
    <meta:generator>LibreOffice/5.1.5.2$Linux_X86_64 LibreOffice_project/10$Build-2</meta:generator>
  </office:meta>
</office:document-meta>
</file>